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b3" draw:fill="solid" draw:fill-color="#dfcce4" draw:textarea-horizontal-align="justify" draw:textarea-vertical-align="middle" draw:auto-grow-height="false" fo:min-height="1.024cm" fo:min-width="2.612cm"/>
    </style:style>
    <style:style style:name="gr2" style:family="graphic" style:parent-style-name="standard">
      <style:graphic-properties draw:fill="solid" draw:fill-color="#dfcce4" draw:textarea-horizontal-align="justify" draw:textarea-vertical-align="middle" draw:auto-grow-height="false" fo:min-height="1.255cm" fo:min-width="4.358cm"/>
    </style:style>
    <style:style style:name="gr3" style:family="graphic" style:parent-style-name="standard">
      <style:graphic-properties draw:fill="solid" draw:fill-color="#dfcce4" draw:textarea-horizontal-align="justify" draw:textarea-vertical-align="middle" draw:auto-grow-height="false" fo:min-height="1.3cm" fo:min-width="2.2cm"/>
    </style:style>
    <style:style style:name="gr4" style:family="graphic" style:parent-style-name="standard">
      <style:graphic-properties draw:fill="solid" draw:fill-color="#dfcce4" draw:textarea-horizontal-align="justify" draw:textarea-vertical-align="middle" draw:auto-grow-height="false" fo:min-height="0.874cm" fo:min-width="5.21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dfcce4" draw:textarea-horizontal-align="justify" draw:textarea-vertical-align="middle" draw:auto-grow-height="false" fo:min-height="1.85cm" fo:min-width="6.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4.267cm"/>
    </style:style>
    <style:style style:name="gr9" style:family="graphic" style:parent-style-name="standard">
      <style:graphic-properties draw:stroke="none" draw:fill="none" fo:min-height="1.65cm"/>
    </style:style>
    <style:style style:name="gr10" style:family="graphic" style:parent-style-name="standard">
      <style:graphic-properties draw:stroke="none" draw:fill="none" draw:fill-color="#dfcce4" fo:min-height="0.71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fcce4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 draw:fill-color="#dfcce4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4cm" svg:height="1.8cm" svg:x="8.2cm" svg:y="1.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4.858cm" svg:height="1.505cm" draw:transform="skewX (0.737052543117205) rotate (0.0153588974175501) translate (7.142cm 13.374cm)">
          <text:p text:style-name="P1">Podaj liczbę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5.4cm" svg:height="3.1cm" svg:x="7.5cm" svg:y="8.7cm">
          <text:p text:style-name="P1">Suma &lt;= 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3" draw:id="id3" draw:layer="layout" svg:width="5.715cm" svg:height="1.124cm" draw:transform="skewX (0.736878010192006) rotate (0.0153588974175501) translate (4.481cm 21.048cm)">
          <text:p text:style-name="P1">Suma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4cm" svg:height="1.8cm" svg:x="5cm" svg:y="26.1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0.4cm" svg:y1="3.6cm" svg:x2="10.2cm" svg:y2="8.7cm" draw:start-shape="id1" draw:start-glue-point="8" draw:end-shape="id2" draw:end-glue-point="4" svg:d="M10400 3600l-200 5100" svg:viewBox="0 0 201 5101">
          <text:p/>
        </draw:connector>
        <draw:connector draw:style-name="gr5" draw:text-style-name="P3" xml:id="id7" draw:id="id7" draw:layer="layout" svg:x1="7.5cm" svg:y1="10.25cm" svg:x2="7.5cm" svg:y2="10.25cm" draw:start-shape="id2" draw:start-glue-point="5" draw:end-shape="id2" draw:end-glue-point="5" svg:d="M7500 10250z" svg:viewBox="0 0 1 1">
          <text:p/>
        </draw:connector>
        <draw:custom-shape draw:style-name="gr6" draw:text-style-name="P2" xml:id="id6" draw:id="id6" draw:layer="layout" svg:width="6.7cm" svg:height="2.1cm" svg:x="5cm" svg:y="17.8cm">
          <text:p text:style-name="P1">C = B + A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6.335cm" svg:y1="22.144cm" svg:x2="7.2cm" svg:y2="26.1cm" draw:start-shape="id3" draw:start-glue-point="2" draw:end-shape="id4" draw:end-glue-point="4" svg:d="M6335 22144v2000h865v1956" svg:viewBox="0 0 866 3957">
          <text:p/>
        </draw:connector>
        <draw:connector draw:style-name="gr5" draw:text-style-name="P3" draw:layer="layout" draw:type="line" svg:x1="8.228cm" svg:y1="14.862cm" svg:x2="8.35cm" svg:y2="17.8cm" draw:start-shape="id5" draw:end-shape="id6" draw:end-glue-point="0" svg:d="M8228 14862l122 2938" svg:viewBox="0 0 123 2939">
          <text:p/>
        </draw:connector>
        <draw:connector draw:style-name="gr5" draw:text-style-name="P3" draw:layer="layout" draw:line-skew="4.198cm -0.499cm" svg:x1="11.7cm" svg:y1="18.85cm" svg:x2="10.2cm" svg:y2="8.7cm" draw:start-shape="id6" draw:start-glue-point="1" draw:end-shape="id2" draw:end-glue-point="4" svg:d="M11700 18850h5900v-11150h-7400v1000" svg:viewBox="0 0 7401 11151">
          <text:p/>
        </draw:connector>
        <draw:connector draw:style-name="gr5" draw:text-style-name="P3" draw:layer="layout" draw:line-skew="-1.377cm" svg:x1="7.5cm" svg:y1="10.25cm" svg:x2="3.98cm" svg:y2="21.618cm" draw:start-shape="id7" draw:start-glue-point="0" draw:end-shape="id3" draw:end-glue-point="3" svg:d="M7500 10250h-5901v11368h2381" svg:viewBox="0 0 5902 11369">
          <text:p/>
        </draw:connector>
        <draw:connector draw:style-name="gr7" draw:text-style-name="P3" draw:layer="layout" svg:x1="12.9cm" svg:y1="10.25cm" svg:x2="9.571cm" svg:y2="13.337cm" draw:start-shape="id2" draw:start-glue-point="7" draw:end-shape="id5" draw:end-glue-point="0" svg:d="M12900 10250h502v2300h-3831v787" svg:viewBox="0 0 3832 3088">
          <text:p text:style-name="P1">TAK</text:p>
        </draw:connector>
        <draw:frame draw:style-name="gr8" draw:text-style-name="P4" draw:layer="layout" svg:width="14cm" svg:height="4.517cm" svg:x="2.8cm" svg:y="14.283cm">
          <draw:text-box draw:corner-radius="0.4cm">
            <text:p/>
            <text:p><text:s text:c="4"/></text:p>
            <text:p><text:span text:style-name="T1"><text:s text:c="4"/></text:span><text:span text:style-name="T1">b = int(input("Podaj 2. liczbę: ")) print(b)</text:span></text:p>
            <text:p><text:s text:c="4"/></text:p>
          </draw:text-box>
        </draw:frame>
        <draw:frame draw:style-name="gr9" draw:text-style-name="P4" draw:layer="layout" svg:width="18.1cm" svg:height="1.9cm" svg:x="2.2cm" svg:y="11.8cm">
          <draw:text-box>
            <text:p><text:span text:style-name="T1"><text:s/></text:span><text:span text:style-name="T1">a = int(input("Podaj 1. liczbę: ")) print(a)</text:span></text:p>
            <text:p><text:s text:c="2"/></text:p>
          </draw:text-box>
        </draw:frame>
        <draw:frame draw:style-name="gr10" draw:text-style-name="P5" draw:layer="layout" svg:width="17.973cm" svg:height="0.963cm" svg:x="1.627cm" svg:y="0.6cm">
          <draw:text-box>
            <text:p><text:span text:style-name="T2">cw.1 Program podaje liczby podane przez użytkownika, do momentu kiedy ich suma nie przekroczy 75. Na koniec drukuje sumę.</text:span></text:p>
          </draw:text-box>
        </draw:frame>
        <draw:frame draw:style-name="gr10" draw:text-style-name="P5" draw:layer="layout" svg:width="1.56cm" svg:height="0.963cm" svg:x="8.74cm" svg:y="15cm">
          <draw:text-box>
            <text:p>NI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10-03T10:56:24.078484287</dc:date>
    <meta:editing-duration>PT16M2S</meta:editing-duration>
    <meta:editing-cycles>7</meta:editing-cycles>
    <meta:generator>LibreOffice/6.0.6.2$Linux_X86_64 LibreOffice_project/00m0$Build-2</meta:generator>
    <meta:document-statistic meta:object-count="17"/>
  </office:meta>
</office:document-meta>
</file>